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8in"/>
    </style:style>
    <style:style style:name="co2" style:family="table-column">
      <style:table-column-properties fo:break-before="auto" style:column-width="2.0937in"/>
    </style:style>
    <style:style style:name="co3" style:family="table-column">
      <style:table-column-properties fo:break-before="auto" style:column-width="1.4311in"/>
    </style:style>
    <style:style style:name="co4" style:family="table-column">
      <style:table-column-properties fo:break-before="auto" style:column-width="1.4244in"/>
    </style:style>
    <style:style style:name="co5" style:family="table-column">
      <style:table-column-properties fo:break-before="auto" style:column-width="2.6437in"/>
    </style:style>
    <style:style style:name="co6" style:family="table-column">
      <style:table-column-properties fo:break-before="auto" style:column-width="0.672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PageStyle_5f_main">
      <style:table-properties table:display="true" style:writing-mode="lr-tb"/>
    </style:style>
    <style:style style:name="ce1" style:family="table-cell" style:parent-style-name="Excel_20_Built-in_20_Normal" style:data-style-name="N8120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[.$A$2:.$A$12])" table:allow-empty-cell="true" table:display-list="unsorted" table:base-cell-address="main.D2">
          <table:help-message table:display="true"/>
          <table:error-message table:message-type="stop" table:display="true"/>
        </table:content-validation>
      </table:content-validations>
      <table:table table:name="main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2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number-columns-repeated="1018" table:default-cell-style-name="Excel_20_Built-in_20_Normal"/>
        <table:table-row table:style-name="ro1">
          <table:table-cell office:value-type="string">
            <text:p>Code</text:p>
          </table:table-cell>
          <table:table-cell office:value-type="string">
            <text:p>Name</text:p>
          </table:table-cell>
          <table:table-cell office:value-type="string">
            <text:p>Address</text:p>
          </table:table-cell>
          <table:table-cell/>
          <table:table-cell office:value-type="string">
            <text:p>Ngày thành lập</text:p>
          </table:table-cell>
          <table:table-cell office:value-type="string">
            <text:p>Description</text:p>
          </table:table-cell>
          <table:table-cell table:number-columns-repeated="1018"/>
        </table:table-row>
        <table:table-row table:style-name="ro1">
          <table:table-cell office:value-type="string">
            <text:p>BP000</text:p>
          </table:table-cell>
          <table:table-cell office:value-type="string">
            <text:p>Tổng công ty</text:p>
          </table:table-cell>
          <table:table-cell office:value-type="string">
            <text:p>172 Hai Bà Trưng Q3 TP Hồ Chí Minh</text:p>
          </table:table-cell>
          <table:table-cell table:content-validation-name="val1" office:value-type="string">
            <text:p>BP000</text:p>
          </table:table-cell>
          <table:table-cell table:style-name="ce1" table:formula="of:=DATE(1980+RAND()*20;1+RAND()*11;1+RAND()*28)" office:value-type="date" office:date-value="1990-11-18">
            <text:p>11/18/1990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>
            <text:p>BP001</text:p>
          </table:table-cell>
          <table:table-cell office:value-type="string">
            <text:p>Phòng kế toán</text:p>
          </table:table-cell>
          <table:table-cell/>
          <table:table-cell table:content-validation-name="val1" office:value-type="string">
            <text:p>BP000</text:p>
          </table:table-cell>
          <table:table-cell table:style-name="ce1" table:formula="of:=DATE(1980+RAND()*20;1+RAND()*11;1+RAND()*28)" office:value-type="date" office:date-value="1995-07-23">
            <text:p>7/23/1995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>
            <text:p>BP002</text:p>
          </table:table-cell>
          <table:table-cell office:value-type="string">
            <text:p>Phòng giám đốc</text:p>
          </table:table-cell>
          <table:table-cell/>
          <table:table-cell table:content-validation-name="val1" office:value-type="string">
            <text:p>BP000</text:p>
          </table:table-cell>
          <table:table-cell table:style-name="ce1" table:formula="of:=DATE(1980+RAND()*20;1+RAND()*11;1+RAND()*28)" office:value-type="date" office:date-value="1981-06-15">
            <text:p>6/15/1981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>
            <text:p>BP003</text:p>
          </table:table-cell>
          <table:table-cell office:value-type="string">
            <text:p>Cửa hàng số 1</text:p>
          </table:table-cell>
          <table:table-cell/>
          <table:table-cell table:content-validation-name="val1" office:value-type="string">
            <text:p>BP000</text:p>
          </table:table-cell>
          <table:table-cell table:style-name="ce1" table:formula="of:=DATE(1980+RAND()*20;1+RAND()*11;1+RAND()*28)" office:value-type="date" office:date-value="1985-04-22">
            <text:p>4/22/1985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>
            <text:p>BP004</text:p>
          </table:table-cell>
          <table:table-cell office:value-type="string">
            <text:p>Cửa hàng số 2</text:p>
          </table:table-cell>
          <table:table-cell/>
          <table:table-cell table:content-validation-name="val1" office:value-type="string">
            <text:p>BP000</text:p>
          </table:table-cell>
          <table:table-cell table:style-name="ce1" table:formula="of:=DATE(1980+RAND()*20;1+RAND()*11;1+RAND()*28)" office:value-type="date" office:date-value="1983-06-05">
            <text:p>6/5/1983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>
            <text:p>BP005</text:p>
          </table:table-cell>
          <table:table-cell office:value-type="string">
            <text:p>Cửa hàng số 3</text:p>
          </table:table-cell>
          <table:table-cell/>
          <table:table-cell table:content-validation-name="val1" office:value-type="string">
            <text:p>BP000</text:p>
          </table:table-cell>
          <table:table-cell table:style-name="ce1" table:formula="of:=DATE(1980+RAND()*20;1+RAND()*11;1+RAND()*28)" office:value-type="date" office:date-value="1987-08-26">
            <text:p>8/26/1987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>
            <text:p>BP006</text:p>
          </table:table-cell>
          <table:table-cell office:value-type="string">
            <text:p>Cửa hàng số 4</text:p>
          </table:table-cell>
          <table:table-cell/>
          <table:table-cell table:content-validation-name="val1" office:value-type="string">
            <text:p>BP000</text:p>
          </table:table-cell>
          <table:table-cell table:style-name="ce1" table:formula="of:=DATE(1980+RAND()*20;1+RAND()*11;1+RAND()*28)" office:value-type="date" office:date-value="1999-05-01">
            <text:p>5/1/1999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>
            <text:p>BP007</text:p>
          </table:table-cell>
          <table:table-cell office:value-type="string">
            <text:p>Cửa hàng số 5</text:p>
          </table:table-cell>
          <table:table-cell/>
          <table:table-cell table:content-validation-name="val1" office:value-type="string">
            <text:p>BP000</text:p>
          </table:table-cell>
          <table:table-cell table:style-name="ce1" table:formula="of:=DATE(1980+RAND()*20;1+RAND()*11;1+RAND()*28)" office:value-type="date" office:date-value="1984-04-12">
            <text:p>4/12/1984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>
            <text:p>BP008</text:p>
          </table:table-cell>
          <table:table-cell office:value-type="string">
            <text:p>Cửa hàng số 6</text:p>
          </table:table-cell>
          <table:table-cell/>
          <table:table-cell table:content-validation-name="val1" office:value-type="string">
            <text:p>BP000</text:p>
          </table:table-cell>
          <table:table-cell table:style-name="ce1" table:formula="of:=DATE(1980+RAND()*20;1+RAND()*11;1+RAND()*28)" office:value-type="date" office:date-value="1990-07-02">
            <text:p>7/2/1990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>
            <text:p>BP009</text:p>
          </table:table-cell>
          <table:table-cell office:value-type="string">
            <text:p>Cửa hàng số 7</text:p>
          </table:table-cell>
          <table:table-cell/>
          <table:table-cell table:content-validation-name="val1" office:value-type="string">
            <text:p>BP000</text:p>
          </table:table-cell>
          <table:table-cell table:style-name="ce1" table:formula="of:=DATE(1980+RAND()*20;1+RAND()*11;1+RAND()*28)" office:value-type="date" office:date-value="1989-09-22">
            <text:p>9/22/1989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>
            <text:p>BP010</text:p>
          </table:table-cell>
          <table:table-cell office:value-type="string">
            <text:p>Cửa hàng số 8</text:p>
          </table:table-cell>
          <table:table-cell/>
          <table:table-cell table:content-validation-name="val1" office:value-type="string">
            <text:p>BP000</text:p>
          </table:table-cell>
          <table:table-cell table:style-name="ce1" table:formula="of:=DATE(1980+RAND()*20;1+RAND()*11;1+RAND()*28)" office:value-type="date" office:date-value="1994-07-08">
            <text:p>7/8/1994</text:p>
          </table:table-cell>
          <table:table-cell table:style-name="ce1"/>
          <table:table-cell table:number-columns-repeated="1018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named-expressions>
        <table:named-range table:name="Address" table:base-cell-address="$main.$A$1" table:cell-range-address="$main.$C$1"/>
        <table:named-range table:name="Code" table:base-cell-address="$main.$A$1" table:cell-range-address="$main.$A$1"/>
        <table:named-range table:name="DecisionInfo.Date" table:base-cell-address="$main.$A$1" table:cell-range-address="$main.$E$1"/>
        <table:named-range table:name="Description" table:base-cell-address="$main.$A$1" table:cell-range-address="$main.$F$1"/>
        <table:named-range table:name="Name" table:base-cell-address="$main.$A$1" table:cell-range-address="$main.$B$1"/>
        <table:named-range table:name="OfficialInfo" table:base-cell-address="$main.$A$1" table:cell-range-address="$main.$E$1"/>
        <table:named-range table:name="ParentCode" table:base-cell-address="$main.$A$1" table:cell-range-address="$main.$D$1"/>
      </table:named-expressions>
      <table:database-ranges>
        <table:database-range table:name="__Anonymous_Sheet_DB__1" table:target-range-address="main.A1:main.F1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Trang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6">05/06/2018</text:date>, <text:time>11:38:56</text:time></text:p>
        </style:region-right>
      </style:header>
      <style:header-left style:display="false"/>
      <style:footer>
        <text:p>Trang <text:page-number>1</text:page-number> / <text:page-count>99</text:page-count></text:p>
      </style:footer>
      <style:footer-left style:display="false"/>
    </style:master-page>
    <style:master-page style:name="PageStyle_5f_main" style:display-name="PageStyle_mai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6T11:38:56.17</dc:date>
    <meta:generator>OpenOffice/4.1.5$Win32 OpenOffice.org_project/415m1$Build-9789</meta:generator>
    <meta:editing-duration>PT3M23S</meta:editing-duration>
    <meta:editing-cycles>1</meta:editing-cycles>
    <meta:document-statistic meta:table-count="1" meta:cell-count="50" meta:object-count="0"/>
  </office:meta>
</office:document-meta>
</file>